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654in"/>
    </style:style>
    <style:style style:name="co2" style:family="table-column">
      <style:table-column-properties fo:break-before="auto" style:column-width="1.9799in"/>
    </style:style>
    <style:style style:name="co3" style:family="table-column">
      <style:table-column-properties fo:break-before="auto" style:column-width="0.6346in"/>
    </style:style>
    <style:style style:name="co4" style:family="table-column">
      <style:table-column-properties fo:break-before="auto" style:column-width="0.8366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1.539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2.6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6">
      <style:table-cell-properties fo:border="0.0008in solid #000000"/>
    </style:style>
    <style:style style:name="ce10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2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6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 table:number-columns-spanned="8" table:number-rows-spanned="1">
            <text:p>Andrei Branzila</text:p>
          </table:table-cell>
          <table:covered-table-cell table:number-columns-repeated="3" table:style-name="ce6"/>
          <table:covered-table-cell table:style-name="ce11"/>
          <table:covered-table-cell table:style-name="ce13"/>
          <table:covered-table-cell table:style-name="ce14"/>
          <table:covered-table-cell table:style-name="ce15"/>
        </table:table-row>
        <table:table-row table:style-name="ro2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2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6" office:value-type="string">
            <text:p>Obs</text:p>
          </table:table-cell>
        </table:table-row>
        <table:table-row table:style-name="ro3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Treewalker</text:p>
          </table:table-cell>
          <table:table-cell table:style-name="ce7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Add support for concat and replication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3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Testing :: Regression :: golden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tests from new to golden after all components comply</text:p>
          </table:table-cell>
          <table:table-cell table:style-name="ce7" office:value-type="string">
            <text:p>Low</text:p>
          </table:table-cell>
          <table:table-cell table:style-name="ce3"/>
        </table:table-row>
        <table:table-row table:style-name="ro3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Treewalker</text:p>
          </table:table-cell>
          <table:table-cell table:style-name="ce7" office:value-type="float" office:value="90">
            <text:p>9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parameters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3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Treewalker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prefix &amp; suffix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3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SW :: CSL :: Treewalker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gen_unique_rtl_modules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3">
          <table:table-cell table:style-name="ce3" office:value-type="string">
            <text:p>CSL Language :: set_clock()</text:p>
          </table:table-cell>
          <table:table-cell table:style-name="ce3" office:value-type="string">
            <text:p>SW :: CSL :: Treewalker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set_clock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3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Treewalker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register_ios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3">
          <table:table-cell table:style-name="ce4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50">
            <text:p>5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ttend BZ's CSLOM training classes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3">
          <table:table-cell table:style-name="ce4" office:value-type="string">
            <text:p>Autoruter functionality class</text:p>
          </table:table-cell>
          <table:table-cell table:style-name="ce3" office:value-type="string">
            <text:p>SW :: CSL :: Autorouter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ttend BZ's autorouter functionality presentation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2">
          <table:table-cell table:style-name="ce4" office:value-type="string">
            <text:p>Memory Map specification</text:p>
          </table:table-cell>
          <table:table-cell table:style-name="ce4" office:value-type="string">
            <text:p>Documentation :: Spec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Provide specification for memory map with CGH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2">
          <table:table-cell table:style-name="ce4" office:value-type="string">
            <text:p>ISA specification</text:p>
          </table:table-cell>
          <table:table-cell table:style-name="ce4" office:value-type="string">
            <text:p>Documentation :: Spec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Revise/Fix/Rewrite specification for ISA with CGH (check consistency between SW implementation and current documentation)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3">
          <table:table-cell table:style-name="ce4" office:value-type="string">
            <text:p>CSL Autorouter :: connect() method</text:p>
          </table:table-cell>
          <table:table-cell table:style-name="ce3" office:value-type="string">
            <text:p>SW :: CSL :: Treewalker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all connect methods as described in auto router document (Current connect variants sub-chapter: pages 14-16)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3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Treewalker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do_not_gen_cpp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2" table:number-rows-repeated="65520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6/02/2008</text:date>, <text:time>12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6-02T12:17:31</dc:date>
    <dc:language>en-US</dc:language>
    <meta:editing-cycles>38</meta:editing-cycles>
    <meta:editing-duration>P1DT4H57M42S</meta:editing-duration>
    <meta:user-defined meta:name="Info 1"/>
    <meta:user-defined meta:name="Info 2"/>
    <meta:user-defined meta:name="Info 3"/>
    <meta:user-defined meta:name="Info 4"/>
    <meta:document-statistic meta:table-count="1" meta:cell-count="76"/>
  </office:meta>
</office:document-meta>
</file>